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3df0" officeooo:paragraph-rsid="000f3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estaw nr 6 </text:p>
      <text:p text:style-name="P1">W skład zestawu wchodzą:</text:p>
      <text:p text:style-name="P1">- Poduszeczka z walerianą z naturalnego materiału, wypełniona walerianą i bio orkiszem</text:p>
      <text:p text:style-name="P1">- Apaszka</text:p>
      <text:p text:style-name="P1">- Dwie szeleszczące odbijające światło piłeczki</text:p>
      <text:p text:style-name="P1">- Dwie pasty Miamor Cat Snack ze słodem</text:p>
      <text:p text:style-name="P1">- Dwa patyczki z rośliny Silver Vine</text:p>
      <text:p text:style-name="P1">- Trzy opakowania Sanabelle Hairball Snack redukujące powstawanie kłaczków, w formie okrągłych krokietów</text:p>
      <text:p text:style-name="P1">Wszystko zapakowane w ekologiczne pudełko</text:p>
      <text:p text:style-name="P1">Koszt zestawu 79zł + koszt wysyłk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6T20:55:34.274000000</meta:creation-date>
    <dc:date>2021-04-16T21:02:28.124000000</dc:date>
    <meta:editing-duration>PT6M55S</meta:editing-duration>
    <meta:editing-cycles>1</meta:editing-cycles>
    <meta:document-statistic meta:table-count="0" meta:image-count="0" meta:object-count="0" meta:page-count="1" meta:paragraph-count="10" meta:word-count="66" meta:character-count="432" meta:non-whitespace-character-count="375"/>
    <meta:generator>LibreOffice/7.1.2.2$Windows_X86_64 LibreOffice_project/8a45595d069ef5570103caea1b71cc9d82b2aae4</meta:generator>
  </office:meta>
</office:document-meta>
</file>